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f8d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f8d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f8d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f8d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f8d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f8d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f8d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f8d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f8d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f8d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f8d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f8d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f8d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f8d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f8d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f8d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f8d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Patricia Valentina Tocuyo Martìn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6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5526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ranklin Javier Tocuyo Calv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31109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5.1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1" meta:non-whitespace-character-count="1004"/>
    <meta:template xlink:type="simple" xlink:actuate="onRequest" xlink:title="Normal" xlink:href=""/>
  </office:meta>
</office:document-meta>
</file>